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ans" fo:font-size="14pt" fo:font-style="normal" style:text-underline-style="none" fo:font-weight="bold" officeooo:rsid="000e1747" officeooo:paragraph-rsid="00136d16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Liberation Sans" fo:font-size="14pt" fo:font-style="normal" style:text-underline-style="none" fo:font-weight="bold" officeooo:rsid="001334a4" officeooo:paragraph-rsid="00136d16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line-height="100%"/>
      <style:text-properties style:font-name="Liberation Sans" fo:font-size="12pt" fo:font-style="normal" style:text-underline-style="none" fo:font-weight="normal" officeooo:rsid="000e1747" officeooo:paragraph-rsid="00136d1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00%"/>
      <style:text-properties style:font-name="Liberation Sans" fo:font-size="12pt" fo:font-style="normal" style:text-underline-style="none" fo:font-weight="normal" officeooo:rsid="000e1747" officeooo:paragraph-rsid="00142b5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00%"/>
      <style:text-properties style:font-name="Liberation Sans" fo:font-size="12pt" fo:font-style="normal" style:text-underline-style="none" fo:font-weight="normal" officeooo:rsid="0010bfd0" officeooo:paragraph-rsid="00136d1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00%"/>
      <style:text-properties style:font-name="Liberation Sans" fo:font-size="12pt" fo:font-style="normal" style:text-underline-style="none" fo:font-weight="bold" officeooo:rsid="0010bfd0" officeooo:paragraph-rsid="00136d16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line-height="100%"/>
      <style:text-properties style:font-name="Liberation Sans" fo:font-size="12pt" fo:font-style="normal" style:text-underline-style="none" fo:font-weight="bold" officeooo:rsid="000e1747" officeooo:paragraph-rsid="00136d16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e1747"/>
    </style:style>
    <style:style style:name="T3" style:family="text">
      <style:text-properties style:text-underline-style="none" officeooo:rsid="00114eb1"/>
    </style:style>
    <style:style style:name="T4" style:family="text">
      <style:text-properties style:text-underline-style="none" officeooo:rsid="000ebfd5"/>
    </style:style>
    <style:style style:name="T5" style:family="text">
      <style:text-properties style:text-underline-style="none" officeooo:rsid="001334a4"/>
    </style:style>
    <style:style style:name="T6" style:family="text">
      <style:text-properties officeooo:rsid="000e1747"/>
    </style:style>
    <style:style style:name="T7" style:family="text">
      <style:text-properties officeooo:rsid="00114eb1"/>
    </style:style>
    <style:style style:name="T8" style:family="text">
      <style:text-properties officeooo:rsid="000ebfd5"/>
    </style:style>
    <style:style style:name="T9" style:family="text">
      <style:text-properties officeooo:rsid="001334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6">P</text:span>rogram 1: Serial adder</text:p>
      <text:p text:style-name="P3">#include&lt;stdio.h&gt; </text:p>
      <text:p text:style-name="P3">#include&lt;stdlib.h&gt; </text:p>
      <text:p text:style-name="P3">#include&lt;string.h&gt; </text:p>
      <text:p text:style-name="P6"><text:span text:style-name="T6">//Defines the structure number which holds the info of a single bit </text:span></text:p>
      <text:p text:style-name="P3">typedef struct node </text:p>
      <text:p text:style-name="P3">{ </text:p>
      <text:p text:style-name="P3"><text:tab/>unsigned int data; </text:p>
      <text:p text:style-name="P3"><text:tab/>struct node* link; </text:p>
      <text:p text:style-name="P3">}number; </text:p>
      <text:p text:style-name="P6"><text:span text:style-name="T6">//allocates memory for a single bit of a number</text:span></text:p>
      <text:p text:style-name="P3">number* getnode() </text:p>
      <text:p text:style-name="P3">{ </text:p>
      <text:p text:style-name="P3"><text:tab/>return (number*)malloc(sizeof(number)); </text:p>
      <text:p text:style-name="P3">} </text:p>
      <text:p text:style-name="P6"><text:span text:style-name="T6">//Creates the circular linked list using the given input</text:span></text:p>
      <text:p text:style-name="P3">void create(number** num,char* str) </text:p>
      <text:p text:style-name="P3">{ </text:p>
      <text:p text:style-name="P3"><text:tab/>int temp,i; </text:p>
      <text:p text:style-name="P3"><text:tab/>number *temp1; </text:p>
      <text:p text:style-name="P3"><text:tab/> </text:p>
      <text:p text:style-name="P3"><text:tab/>temp1=getnode(); </text:p>
      <text:p text:style-name="P3"><text:tab/>temp1-&gt;data = strlen(str); </text:p>
      <text:p text:style-name="P3"><text:tab/>*num=temp1; </text:p>
      <text:p text:style-name="P3"><text:tab/>temp1-&gt;link=NULL; </text:p>
      <text:p text:style-name="P3"><text:tab/>for(i=strlen(str)-1;i&gt;=0;i--,temp1=temp1-&gt;link) </text:p>
      <text:p text:style-name="P3"><text:tab/>{ </text:p>
      <text:p text:style-name="P3"><text:tab/><text:tab/>temp1-&gt;link=getnode(); </text:p>
      <text:p text:style-name="P3"><text:tab/><text:tab/>temp=str[i]-'0'; </text:p>
      <text:p text:style-name="P3"><text:tab/><text:tab/>temp1-&gt;link-&gt;data=temp; </text:p>
      <text:p text:style-name="P3"><text:tab/><text:tab/>temp1-&gt;link-&gt;link=NULL;<text:tab/><text:tab/> </text:p>
      <text:p text:style-name="P3"><text:tab/>} </text:p>
      <text:p text:style-name="P3"><text:tab/>for(temp1=*num;temp1-&gt;link;temp1=temp1-&gt;link); </text:p>
      <text:p text:style-name="P3"><text:tab/>temp1-&gt;link=*num; </text:p>
      <text:p text:style-name="P3">} </text:p>
      <text:p text:style-name="P7">//Terminates the program if the given inputs are wrong </text:p>
      <text:p text:style-name="P3">inline void terminate() </text:p>
      <text:p text:style-name="P3">{ </text:p>
      <text:p text:style-name="P3"><text:tab/>printf("incorrect arguments\nPROGRAM TERMINATED\n"); </text:p>
      <text:p text:style-name="P3"><text:tab/>exit(0); </text:p>
      <text:p text:style-name="P3">} </text:p>
      <text:p text:style-name="P6"><text:span text:style-name="T6">//Displays the large integer num</text:span></text:p>
      <text:p text:style-name="P3">void display(number* num) </text:p>
      <text:p text:style-name="P3">{ </text:p>
      <text:p text:style-name="P3"><text:tab/>number* temp; </text:p>
      <text:p text:style-name="P3"><text:tab/>char *str = (char*) malloc (sizeof(char)*(num-&gt;data)); </text:p>
      <text:p text:style-name="P3"><text:tab/>int i; </text:p>
      <text:p text:style-name="P3"><text:tab/>for(temp=num-&gt;link,i=0;temp!=num;temp=temp-&gt;link,i++) </text:p>
      <text:p text:style-name="P3"><text:tab/><text:tab/>str[i]=(char)(temp-&gt;data+'0'); </text:p>
      <text:p text:style-name="P3"><text:tab/>str[i]='\0'; </text:p>
      <text:p text:style-name="P3"><text:soft-page-break/><text:tab/>for(i=strlen(str)-1;i&gt;=0;i--) </text:p>
      <text:p text:style-name="P3"><text:tab/><text:tab/>printf("%c",str[i]); </text:p>
      <text:p text:style-name="P3"><text:tab/>printf("\n"); </text:p>
      <text:p text:style-name="P3">} </text:p>
      <text:p text:style-name="P6"><text:span text:style-name="T6">// The funtion adds the two numbers in linked list pointed by sum and by num. stores the result in the linked list pointed by sum.</text:span></text:p>
      <text:p text:style-name="P3">void addnext(number* sum, number* num) </text:p>
      <text:p text:style-name="P3">{ </text:p>
      <text:p text:style-name="P3"><text:tab/>number *temp1,*temp2; </text:p>
      <text:p text:style-name="P3"><text:tab/>int temp,carry=0; </text:p>
      <text:p text:style-name="P3"><text:tab/>for(temp1=sum,temp2=num;temp1-&gt;link!=sum&amp;&amp;temp2-&gt;link!<text:tab/>=num;temp1=temp1-&gt;link,temp2=temp2-&gt;link) </text:p>
      <text:p text:style-name="P3"><text:tab/>{ </text:p>
      <text:p text:style-name="P3"><text:tab/><text:tab/>temp=temp1-&gt;link-&gt;data+temp2-&gt;link-&gt;data+carry; </text:p>
      <text:p text:style-name="P3"><text:tab/><text:tab/>if(temp&gt;=10) </text:p>
      <text:p text:style-name="P3"><text:tab/><text:tab/><text:tab/>carry=1; </text:p>
      <text:p text:style-name="P3"><text:tab/><text:tab/>else </text:p>
      <text:p text:style-name="P3"><text:tab/><text:tab/><text:tab/>carry=0; </text:p>
      <text:p text:style-name="P3"><text:tab/><text:tab/>temp1-&gt;link-&gt;data=temp%10; </text:p>
      <text:p text:style-name="P3"><text:tab/>} </text:p>
      <text:p text:style-name="P3"><text:tab/>if(temp1-&gt;link==sum) </text:p>
      <text:p text:style-name="P3"><text:tab/>{ </text:p>
      <text:p text:style-name="P3"><text:tab/><text:tab/>while(temp2-&gt;link!=num) </text:p>
      <text:p text:style-name="P3"><text:tab/><text:tab/>{ </text:p>
      <text:p text:style-name="P3"><text:tab/><text:tab/><text:tab/>temp1-&gt;link=getnode(); </text:p>
      <text:p text:style-name="P3"><text:tab/><text:tab/><text:tab/>temp1=temp1-&gt;link; </text:p>
      <text:p text:style-name="P3"><text:tab/><text:tab/><text:tab/>temp2=temp2-&gt;link; </text:p>
      <text:p text:style-name="P3"><text:tab/><text:tab/><text:tab/>temp=temp2-&gt;data+carry; </text:p>
      <text:p text:style-name="P3"><text:tab/><text:tab/><text:tab/>if(temp&gt;=10) </text:p>
      <text:p text:style-name="P3"><text:tab/><text:tab/><text:tab/><text:tab/>carry=1; </text:p>
      <text:p text:style-name="P3"><text:tab/><text:tab/><text:tab/>else </text:p>
      <text:p text:style-name="P3"><text:tab/><text:tab/><text:tab/><text:tab/>carry=0; </text:p>
      <text:p text:style-name="P3"><text:tab/><text:tab/><text:tab/>temp1-&gt;data=temp%10; </text:p>
      <text:p text:style-name="P3"><text:tab/><text:tab/><text:tab/> </text:p>
      <text:p text:style-name="P3"><text:tab/><text:tab/>} </text:p>
      <text:p text:style-name="P3"><text:tab/><text:tab/>if(carry) </text:p>
      <text:p text:style-name="P3"><text:tab/><text:tab/>{ </text:p>
      <text:p text:style-name="P3"><text:tab/><text:tab/><text:tab/>temp1-&gt;link=getnode(); </text:p>
      <text:p text:style-name="P3"><text:tab/><text:tab/><text:tab/>temp1=temp1-&gt;link; </text:p>
      <text:p text:style-name="P3"><text:tab/><text:tab/><text:tab/>temp1-&gt;data=1; </text:p>
      <text:p text:style-name="P3"><text:tab/><text:tab/>} </text:p>
      <text:p text:style-name="P3"><text:tab/><text:tab/>temp1-&gt;link=sum; </text:p>
      <text:p text:style-name="P3"><text:tab/>} </text:p>
      <text:p text:style-name="P3"><text:tab/>else </text:p>
      <text:p text:style-name="P3"><text:tab/>{ </text:p>
      <text:p text:style-name="P3"><text:tab/><text:tab/>while(temp1-&gt;link!=sum &amp;&amp; carry) </text:p>
      <text:p text:style-name="P3"><text:tab/><text:tab/>{ </text:p>
      <text:p text:style-name="P3"><text:tab/><text:tab/><text:tab/>temp1=temp1-&gt;link; </text:p>
      <text:p text:style-name="P3"><text:tab/><text:tab/><text:tab/>temp=temp1-&gt;data+carry; </text:p>
      <text:p text:style-name="P3"><text:tab/><text:tab/><text:tab/>if(temp&gt;=10) </text:p>
      <text:p text:style-name="P3"><text:tab/><text:tab/><text:tab/><text:tab/>carry=1; </text:p>
      <text:p text:style-name="P3"><text:tab/><text:tab/><text:tab/>else </text:p>
      <text:p text:style-name="P3"><text:soft-page-break/><text:tab/><text:tab/><text:tab/><text:tab/>carry=0;<text:tab/> </text:p>
      <text:p text:style-name="P3"><text:tab/><text:tab/><text:tab/>temp1-&gt;data=temp%10; </text:p>
      <text:p text:style-name="P3"><text:tab/><text:tab/>} </text:p>
      <text:p text:style-name="P3"><text:tab/><text:tab/>if(carry) </text:p>
      <text:p text:style-name="P3"><text:tab/><text:tab/>{ </text:p>
      <text:p text:style-name="P3"><text:tab/><text:tab/><text:tab/>temp1-&gt;link=getnode(); </text:p>
      <text:p text:style-name="P3"><text:tab/><text:tab/><text:tab/>temp1=temp1-&gt;link; </text:p>
      <text:p text:style-name="P3"><text:tab/><text:tab/><text:tab/>temp1-&gt;data=1; </text:p>
      <text:p text:style-name="P4"><text:tab/><text:tab/><text:tab/>temp1-&gt;link=sum; </text:p>
      <text:p text:style-name="P3"><text:tab/><text:tab/>} </text:p>
      <text:p text:style-name="P3"><text:tab/><text:tab/></text:p>
      <text:p text:style-name="P3"><text:tab/>} </text:p>
      <text:p text:style-name="P3"><text:tab/> </text:p>
      <text:p text:style-name="P3"><text:tab/><text:tab/> </text:p>
      <text:p text:style-name="P3">} </text:p>
      <text:p text:style-name="P3"/>
      <text:p text:style-name="P6"><text:span text:style-name="T6">//The main function manages all the working of the program. Gets the input numbers from the command line.</text:span></text:p>
      <text:p text:style-name="P3">void main(int argc,char* argv[]) </text:p>
      <text:p text:style-name="P3">{ </text:p>
      <text:p text:style-name="P3"><text:tab/>int i,max; </text:p>
      <text:p text:style-name="P5"><text:span text:style-name="T6"><text:tab/>struct timeval t</text:span>; </text:p>
      <text:p text:style-name="P5"><text:tab/>double start,end; </text:p>
      <text:p text:style-name="P5"><text:tab/>number *summands,*sum; </text:p>
      <text:p text:style-name="P5"><text:tab/>if(!(argc-1)) </text:p>
      <text:p text:style-name="P5"><text:tab/><text:tab/>terminate(); </text:p>
      <text:p text:style-name="P5"><text:tab/>create(&amp;sum,argv[1]); </text:p>
      <text:p text:style-name="P5"><text:tab/>create(&amp;summands,argv[2]); </text:p>
      <text:p text:style-name="P5"><text:tab/>gettimeofday(&amp;t,NULL); </text:p>
      <text:p text:style-name="P5"><text:tab/>start=t.tv_sec+(t.tv_usec/1000000.0); </text:p>
      <text:p text:style-name="P5"><text:tab/>addnext(sum,summands); </text:p>
      <text:p text:style-name="P5"><text:tab/>gettimeofday(&amp;t,NULL); </text:p>
      <text:p text:style-name="P5"><text:tab/>end=t.tv_sec+(t.tv_usec/1000000.0); </text:p>
      <text:p text:style-name="P5"><text:tab/>display(sum); </text:p>
      <text:p text:style-name="P5"><text:tab/>printf("%lf time\n",end-start); </text:p>
      <text:p text:style-name="P5"><text:tab/><text:tab/><text:tab/> </text:p>
      <text:p text:style-name="P5"><text:tab/> </text:p>
      <text:p text:style-name="P5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ay </meta:initial-creator>
    <meta:creation-date>2014-04-28T11:59:12.882213911</meta:creation-date>
    <dc:date>2014-04-28T23:09:18.798176843</dc:date>
    <dc:creator>Sujay </dc:creator>
    <meta:editing-duration>PT59S</meta:editing-duration>
    <meta:editing-cycles>4</meta:editing-cycles>
    <meta:generator>LibreOffice/4.2.3.3$Linux_x86 LibreOffice_project/882f8a0a489bc99a9e60c7905a60226254cb6ff0</meta:generator>
    <meta:document-statistic meta:table-count="0" meta:image-count="0" meta:object-count="0" meta:page-count="3" meta:paragraph-count="136" meta:word-count="261" meta:character-count="2789" meta:non-whitespace-character-count="2339"/>
  </office:meta>
</office:document-meta>
</file>